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3"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3"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4"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IBM</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 / INFRA</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TTI</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CTTI</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FT</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CTTI</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IBM-KYNDRYL</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CUSTOMER</text:p>
          </table:table-cell>
          <table:table-cell table:style-name="ce40"/>
          <table:table-cell table:style-name="ce34"/>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table:table-cell table:style-name="ce45"/>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table:table-cell table:style-name="ce40"/>
          <table:table-cell table:style-name="ce45"/>
          <table:table-cell table:style-name="ce40" table:number-columns-repeated="2"/>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office:value-type="string" calcext:value-type="string">
            <text:p>GENERICO / ID_RSA / RAC Oracle</text:p>
          </table:table-cell>
          <table:table-cell table:style-name="ce40" office:value-type="string" calcext:value-type="string">
            <text:p>SSH Private Key: /home/grid/.ssh/id_rsa not passphrase protected </text:p>
            <text:p>SSH Private Key: /home/oracle/.ssh/id_rsa not passphrase protected </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table:table-cell table:style-name="ce38" office:value-type="string" calcext:value-type="string">
            <text:p>GENERICO / AUTHORIZED_KEYS / RAC Oracle</text:p>
          </table:table-cell>
          <table:table-cell table:style-name="ce40" office:value-type="string" calcext:value-type="string">
            <text:p>SSH authorized_keys file: /home/grid/.ssh/authorized_keys</text:p>
            <text:p>SSH authorized_keys file: /home/oracle/.ssh/authorized_keys</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number-rows-repeated="220">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3-18">00/00/0000</text:date>, <text:time style:data-style-name="N2" text:time-value="14:52:31.707123842">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3-18T20:18:09.601522536</dc:date>
    <meta:editing-cycles>231</meta:editing-cycles>
    <meta:editing-duration>P3DT21H10M14S</meta:editing-duration>
    <meta:document-statistic meta:table-count="1" meta:cell-count="210" meta:object-count="0"/>
  </office:meta>
</office:document-meta>
</file>